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p/main.cpp:0: <text:s/>No copyright message found. <text:s/>You should have a line: "Copyright [year] &lt;Copyright Owner&gt;" <text:s/>[legal/copyright] [5]</text:p>
      <text:p text:style-name="Standard">app/main.cpp:19: <text:s/>Include the directory when naming header files <text:s/>[build/include_subdir] [4]</text:p>
      <text:p text:style-name="Standard">app/pid.cpp:0: <text:s/>No copyright message found. <text:s/>You should have a line: "Copyright [year] &lt;Copyright Owner&gt;" <text:s/>[legal/copyright] [5]</text:p>
      <text:p text:style-name="Standard">app/pid.cpp:16: <text:s/>Include the directory when naming header files <text:s/>[build/include_subdir] [4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2:31:11.578382552</meta:creation-date>
    <dc:date>2022-10-05T12:31:48.707572487</dc:date>
    <meta:editing-duration>PT37S</meta:editing-duration>
    <meta:editing-cycles>1</meta:editing-cycles>
    <meta:document-statistic meta:table-count="0" meta:image-count="0" meta:object-count="0" meta:page-count="1" meta:paragraph-count="4" meta:word-count="52" meta:character-count="440" meta:non-whitespace-character-count="382"/>
    <meta:generator>LibreOffice/6.4.7.2$Linux_X86_64 LibreOffice_project/40$Build-2</meta:generator>
  </office:meta>
</office:document-meta>
</file>